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/>
    <style:font-face style:name="Arial1" svg:font-family="Arial" style:font-family-generic="swiss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rbvorschläge Layout</text:p>
      <text:p text:style-name="P1"/>
      <text:p text:style-name="P2"/>
      <text:p text:style-name="P2">Montag:neutrale Farbe</text:p>
      <text:p text:style-name="P2"><text:tab/> <text:s text:c="2"/>magenta?</text:p>
      <text:p text:style-name="P2"/>
      <text:p text:style-name="P2">Dienstag: <text:span text:style-name="T1">grün </text:span>(Fußball)</text:p>
      <text:p text:style-name="P2"><text:tab/> <text:s text:c="5"/>blau (surfen)</text:p>
      <text:p text:style-name="P2"/>
      <text:p text:style-name="P2">Mittwoch: rot</text:p>
      <text:p text:style-name="P2"/>
      <text:p text:style-name="P2">Donnerstag: orange</text:p>
      <text:p text:style-name="P2"/>
      <text:p text:style-name="P2">Freitag: Blau (reportage Magga)</text:p>
      <text:p text:style-name="P2"><text:tab/> <text:s text:c="2"/><text:span text:style-name="T1">violett</text:span></text:p>
      <text:p text:style-name="P2"/>
      <text:p text:style-name="P2">Samstag: (dunklere Töne?)</text:p>
      <text:p text:style-name="P2"><text:tab/> <text:s text:c="3"/><text:span text:style-name="T1"><text:s/>blau, </text:span>grün?</text:p>
      <text:p text:style-name="P2"/>
      <text:p text:style-name="P2">Sonntag: Hellere Töne</text:p>
      <text:p text:style-name="P2"><text:tab/> <text:s text:c="4"/>gelb? (Erleuchtu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/>
    <style:font-face style:name="Arial1" svg:font-family="Arial" style:font-family-generic="swiss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1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bert Schmidt</meta:initial-creator>
    <meta:creation-date>2010-11-25T21:04:48</meta:creation-date>
    <meta:editing-duration>PT52113H31M44S</meta:editing-duration>
    <meta:document-statistic meta:table-count="0" meta:image-count="0" meta:object-count="0" meta:page-count="1" meta:paragraph-count="13" meta:word-count="29" meta:character-count="259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